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1]*[.C1]" office:value-type="float" office:value="300" calcext:value-type="float">
            <text:p>300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table:formula="of:=[.B2]*[.C2]" office:value-type="float" office:value="0" calcext:value-type="float">
            <text:p>0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table:formula="of:=[.B3]*[.C3]" office:value-type="float" office:value="0" calcext:value-type="float">
            <text:p>0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table:formula="of:=[.B4]*[.C4]" office:value-type="float" office:value="0" calcext:value-type="float">
            <text:p>0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1" table:formula="of:=[.B5]*[.C5]" office:value-type="float" office:value="0" calcext:value-type="float">
            <text:p>0</text:p>
          </table:table-cell>
          <table:table-cell table:style-name="ce1"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formula="of:=SUM([.D1:.D9])" office:value-type="float" office:value="300" calcext:value-type="float">
            <text:p>300</text:p>
          </table:table-cell>
          <table:table-cell table:formula="of:=5500-[.D10]" office:value-type="float" office:value="5200" calcext:value-type="float">
            <text:p>52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换1兔</text:p>
          </table:table-cell>
          <table:table-cell table:number-columns-repeated="102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风筝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B1]*[.C1]" office:value-type="float" office:value="4500" calcext:value-type="float">
            <text:p>4500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小树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B2]*[.C2]" office:value-type="float" office:value="3000" calcext:value-type="float">
            <text:p>3000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大树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B3]*[.C3]" office:value-type="float" office:value="2400" calcext:value-type="float">
            <text:p>2400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云杉、小云杉、大云杉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B4]*[.C4]" office:value-type="float" office:value="6600" calcext:value-type="float">
            <text:p>6600</text:p>
          </table:table-cell>
          <table:table-cell table:style-name="ce1" table:number-columns-repeated="102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101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1:54:16.502523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3-16T13:08:03.895062733</dc:date>
    <meta:editing-duration>PT7H57M47S</meta:editing-duration>
    <meta:editing-cycles>64</meta:editing-cycles>
    <meta:generator>LibreOffice/6.2.8.2$Linux_X86_64 LibreOffice_project/20$Build-2</meta:generator>
    <meta:document-statistic meta:table-count="20" meta:cell-count="607" meta:object-count="0"/>
  </office:meta>
</office:document-meta>
</file>